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15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mand 'pyenv' not found, did you mean:</text:p>
      <text:p text:style-name="Standard"/>
      <text:p text:style-name="Standard"><text:s text:c="2"/>command 'p7env' from deb libnss3-tools (2:3.49.1-1ubuntu1.8)</text:p>
      <text:p text:style-name="Standard"><text:s text:c="2"/>command 'pyvenv' from deb python3-venv (3.8.2-0ubuntu2)</text:p>
      <text:p text:style-name="Standard"/>
      <text:p text:style-name="Standard">Try: sudo apt install &lt;deb name&gt;</text:p>
      <text:p text:style-name="Standard"/>
      <text:p text:style-name="Standard"/>
      <text:p text:style-name="Standard">Command 'pyenv' not found, did you mean:</text:p>
      <text:p text:style-name="Standard"/>
      <text:p text:style-name="Standard"><text:s text:c="2"/>command 'p7env' from deb libnss3-tools (2:3.49.1-1ubuntu1.8)</text:p>
      <text:p text:style-name="Standard"><text:s text:c="2"/>command 'pyvenv' from deb python3-venv (3.8.2-0ubuntu2)</text:p>
      <text:p text:style-name="Standard"/>
      <text:p text:style-name="Standard">Try: sudo apt install &lt;deb name&gt;</text:p>
      <text:p text:style-name="Standard"/>
      <text:p text:style-name="Standard">user@user-thinkpad-l15:~$ "!find"</text:p>
      <text:p text:style-name="Standard">bash: !find: event not found</text:p>
      <text:p text:style-name="Standard">user@user-thinkpad-l15:~$ -/ .bash_history</text:p>
      <text:p text:style-name="Standard">bash: -/: No such file or directory</text:p>
      <text:p text:style-name="Standard">user@user-thinkpad-l15:~$ ~-/ .bash_history</text:p>
      <text:p text:style-name="Standard">bash: ~-/: No such file or directory</text:p>
      <text:p text:style-name="Standard">user@user-thinkpad-l15:~$ ~/ .bash_history</text:p>
      <text:p text:style-name="Standard">bash: /home/user/: Is a directory</text:p>
      <text:p text:style-name="Standard">user@user-thinkpad-l15:~$ </text:p>
      <text:p text:style-name="Standard">user@user-thinkpad-l15:~$ history</text:p>
      <text:p text:style-name="Standard"><text:s text:c="4"/>1 <text:s/>chmod 755 ~/Desktop/computer-setup-master/install.sh &amp;&amp; ~/Desktop/computer-setup-master/install.sh</text:p>
      <text:p text:style-name="Standard"><text:s text:c="4"/>2 <text:s/>sudo chmod 755 ~/Desktop/computer-setup-master/install.sh &amp;&amp; ~/Desktop/computer-setup-master/install.sh</text:p>
      <text:p text:style-name="Standard"><text:s text:c="4"/>3 <text:s/>exit</text:p>
      <text:p text:style-name="Standard"><text:s text:c="4"/>4 <text:s/>passwd</text:p>
      <text:p text:style-name="Standard"><text:s text:c="4"/>5 <text:s/>sudo passwd dci-admin</text:p>
      <text:p text:style-name="Standard"><text:s text:c="4"/>6 <text:s/>sudo dpkg -google-chrome_stable_current_amd64.deb</text:p>
      <text:p text:style-name="Standard"><text:s text:c="4"/>7 <text:s/>sudo touch/etc/default/google-chrome</text:p>
      <text:p text:style-name="Standard"><text:s text:c="4"/>8 <text:s/>wget https://dl.google.com/linux/direct/google-chrome-stable_current_amd64.deb</text:p>
      <text:p text:style-name="Standard"><text:s text:c="4"/>9 <text:s/>sudo dpkg -i google-chrome-stable_current_amd64.deb</text:p>
      <text:p text:style-name="Standard"><text:s text:c="3"/>10 <text:s/>sudo apt -f install</text:p>
      <text:p text:style-name="Standard"><text:s text:c="3"/>11 <text:s/>ls</text:p>
      <text:p text:style-name="Standard"><text:s text:c="3"/>12 <text:s/>ls/var</text:p>
      <text:p text:style-name="Standard"><text:s text:c="3"/>13 <text:s/>ls /var</text:p>
      <text:p text:style-name="Standard"><text:s text:c="3"/>14 <text:s/>pwd</text:p>
      <text:p text:style-name="Standard"><text:s text:c="3"/>15 <text:s/>ls ..</text:p>
      <text:p text:style-name="Standard"><text:s text:c="3"/>16 <text:s/>cd ..</text:p>
      <text:p text:style-name="Standard"><text:s text:c="3"/>17 <text:s/>cd ~ Downloads</text:p>
      <text:p text:style-name="Standard"><text:s text:c="3"/>18 <text:s/>here are the steps to upgrade google chrome:</text:p>
      <text:p text:style-name="Standard"><text:s text:c="3"/>19 <text:s/>wget -q -O - https://dl-ssl.google.com/linux/linux_signing_key.pub | sudo apt-key add - </text:p>
      <text:p text:style-name="Standard"><text:s text:c="3"/>20 <text:s/>sudo sh -c 'echo "deb http://dl.google.com/linux/chrome/deb/ stable main" &gt;&gt; /etc/apt/sources.list.d/google-chrome.list'</text:p>
      <text:p text:style-name="Standard"><text:s text:c="3"/>21 <text:s/>wget -q -O - https://dl-ssl.google.com/linux/linux_signing_key.pub | sudo apt-key add - </text:p>
      <text:p text:style-name="Standard"><text:s text:c="3"/>22 <text:s/>https://dl.google.com/linux/direct/google-chrome-stable_current_amd64.deb</text:p>
      <text:p text:style-name="Standard"><text:s text:c="3"/>23 <text:s/>sudo dpkg -i google-chrome*.deb</text:p>
      <text:p text:style-name="Standard"><text:s text:c="3"/>24 <text:s/>sudo apt-get install -f</text:p>
      <text:p text:style-name="Standard"><text:soft-page-break/><text:s text:c="3"/>25 <text:s/>wget -q -O - https://dl-ssl.google.com/linux/linux_signing_key.pub | sudo apt-key add -</text:p>
      <text:p text:style-name="Standard"><text:s text:c="3"/>26 <text:s/>sudo sh -c 'echo "deb http://dl.google.com/linux/chrome/deb/ stable main" &gt;&gt; /etc/apt/sources.list.d/google-chrome.list'</text:p>
      <text:p text:style-name="Standard"><text:s text:c="3"/>27 <text:s/>sudo apt-get update </text:p>
      <text:p text:style-name="Standard"><text:s text:c="3"/>28 <text:s/>sudo apt-get install google-chrome-stable</text:p>
      <text:p text:style-name="Standard"><text:s text:c="3"/>29 <text:s/>ls</text:p>
      <text:p text:style-name="Standard"><text:s text:c="3"/>30 <text:s/>cd Desktop</text:p>
      <text:p text:style-name="Standard"><text:s text:c="3"/>31 <text:s/>mkdir DCI_Code</text:p>
      <text:p text:style-name="Standard"><text:s text:c="3"/>32 <text:s/>cd DCI_Code</text:p>
      <text:p text:style-name="Standard"><text:s text:c="3"/>33 <text:s/>ls</text:p>
      <text:p text:style-name="Standard"><text:s text:c="3"/>34 <text:s/>mkdir test</text:p>
      <text:p text:style-name="Standard"><text:s text:c="3"/>35 <text:s/>pwd</text:p>
      <text:p text:style-name="Standard"><text:s text:c="3"/>36 <text:s/>touch plan.text</text:p>
      <text:p text:style-name="Standard"><text:s text:c="3"/>37 <text:s/>ls</text:p>
      <text:p text:style-name="Standard"><text:s text:c="3"/>38 <text:s/>ls -- help</text:p>
      <text:p text:style-name="Standard"><text:s text:c="3"/>39 <text:s/>ls --help</text:p>
      <text:p text:style-name="Standard"><text:s text:c="3"/>40 <text:s/>ls</text:p>
      <text:p text:style-name="Standard"><text:s text:c="3"/>41 <text:s/>rm -r test</text:p>
      <text:p text:style-name="Standard"><text:s text:c="3"/>42 <text:s/>ls</text:p>
      <text:p text:style-name="Standard"><text:s text:c="3"/>43 <text:s/>cd Desktop</text:p>
      <text:p text:style-name="Standard"><text:s text:c="3"/>44 <text:s/>sudo apt update</text:p>
      <text:p text:style-name="Standard"><text:s text:c="3"/>45 <text:s/>sudo search neofetch</text:p>
      <text:p text:style-name="Standard"><text:s text:c="3"/>46 <text:s/>sudo apt update</text:p>
      <text:p text:style-name="Standard"><text:s text:c="3"/>47 <text:s/>sudo apt search neofetch</text:p>
      <text:p text:style-name="Standard"><text:s text:c="3"/>48 <text:s/>sudo apt install neofetch</text:p>
      <text:p text:style-name="Standard"><text:s text:c="3"/>49 <text:s/>neofetch</text:p>
      <text:p text:style-name="Standard"><text:s text:c="3"/>50 <text:s/>sudo apt remove neofetch</text:p>
      <text:p text:style-name="Standard"><text:s text:c="3"/>51 <text:s/>neofetch</text:p>
      <text:p text:style-name="Standard"><text:s text:c="3"/>52 <text:s/>sudo apt autoremove</text:p>
      <text:p text:style-name="Standard"><text:s text:c="3"/>53 <text:s/>ls</text:p>
      <text:p text:style-name="Standard"><text:s text:c="3"/>54 <text:s/>cd..</text:p>
      <text:p text:style-name="Standard"><text:s text:c="3"/>55 <text:s/>cd ..</text:p>
      <text:p text:style-name="Standard"><text:s text:c="3"/>56 <text:s/>git</text:p>
      <text:p text:style-name="Standard"><text:s text:c="3"/>57 <text:s/>mkdir git-intro</text:p>
      <text:p text:style-name="Standard"><text:s text:c="3"/>58 <text:s/>cd git-intro</text:p>
      <text:p text:style-name="Standard"><text:s text:c="3"/>59 <text:s/>git init</text:p>
      <text:p text:style-name="Standard"><text:s text:c="3"/>60 <text:s/>ls - a</text:p>
      <text:p text:style-name="Standard"><text:s text:c="3"/>61 <text:s/>ls -a</text:p>
      <text:p text:style-name="Standard"><text:s text:c="3"/>62 <text:s/>touch hello.txt</text:p>
      <text:p text:style-name="Standard"><text:s text:c="3"/>63 <text:s/>lsb_release -a</text:p>
      <text:p text:style-name="Standard"><text:s text:c="3"/>64 <text:s/>rm -R test</text:p>
      <text:p text:style-name="Standard"><text:s text:c="3"/>65 <text:s/>rm -Rtest</text:p>
      <text:p text:style-name="Standard"><text:s text:c="3"/>66 <text:s/>rm -d test</text:p>
      <text:p text:style-name="Standard"><text:s text:c="3"/>67 <text:s/>rm - d test-dir</text:p>
      <text:p text:style-name="Standard"><text:s text:c="3"/>68 <text:s/>rmdir --help</text:p>
      <text:p text:style-name="Standard"><text:s text:c="3"/>69 <text:s/>rm -i test</text:p>
      <text:p text:style-name="Standard"><text:s text:c="3"/>70 <text:s/>rn -d dirtest</text:p>
      <text:p text:style-name="Standard"><text:s text:c="3"/>71 <text:s/>rmdir dirtest</text:p>
      <text:p text:style-name="Standard"><text:s text:c="3"/>72 <text:s/>rm -r dirtest</text:p>
      <text:p text:style-name="Standard"><text:s text:c="3"/>73 <text:s/>rm test</text:p>
      <text:p text:style-name="Standard"><text:s text:c="3"/>74 <text:s/>rm -R plan.text</text:p>
      <text:p text:style-name="Standard"><text:s text:c="3"/>75 <text:s/>rm -R DCI_CODE</text:p>
      <text:p text:style-name="Standard"><text:soft-page-break/><text:s text:c="3"/>76 <text:s/>rm -d DCI_Code</text:p>
      <text:p text:style-name="Standard"><text:s text:c="3"/>77 <text:s/>rmdir DCI_Code</text:p>
      <text:p text:style-name="Standard"><text:s text:c="3"/>78 <text:s/>rm - r DCI_Code</text:p>
      <text:p text:style-name="Standard"><text:s text:c="3"/>79 <text:s/>unlink plan.text</text:p>
      <text:p text:style-name="Standard"><text:s text:c="3"/>80 <text:s/>rm /home/user/Desktop/DCI_Code/test/plan.text</text:p>
      <text:p text:style-name="Standard"><text:s text:c="3"/>81 <text:s/>rm /home/user/Desktop/DCI_Code</text:p>
      <text:p text:style-name="Standard"><text:s text:c="3"/>82 <text:s/>y</text:p>
      <text:p text:style-name="P1"><text:s text:c="3"/>83Command 'pyenv' not found, did you mean:</text:p>
      <text:p text:style-name="P1"/>
      <text:p text:style-name="P1"><text:s text:c="2"/>command 'p7env' from deb libnss3-tools (2:3.49.1-1ubuntu1.8)</text:p>
      <text:p text:style-name="P1"><text:s text:c="2"/>command 'pyvenv' from deb python3-venv (3.8.2-0ubuntu2)</text:p>
      <text:p text:style-name="P1"/>
      <text:p text:style-name="P1">Try: sudo apt install &lt;deb name&gt;</text:p>
      <text:p text:style-name="P1"/>
      <text:p text:style-name="P1"/>
      <text:p text:style-name="P1">Command 'pyenv' not found, did you mean:</text:p>
      <text:p text:style-name="P1"/>
      <text:p text:style-name="P1"><text:s text:c="2"/>command 'p7env' from deb libnss3-tools (2:3.49.1-1ubuntu1.8)</text:p>
      <text:p text:style-name="P1"><text:s text:c="2"/>command 'pyvenv' from deb python3-venv (3.8.2-0ubuntu2)</text:p>
      <text:p text:style-name="P1"/>
      <text:p text:style-name="P1">Try: sudo apt install &lt;deb name&gt;</text:p>
      <text:p text:style-name="P1"/>
      <text:p text:style-name="P1">user@user-thinkpad-l15:~$ "!find"</text:p>
      <text:p text:style-name="P1">bash: !find: event not found</text:p>
      <text:p text:style-name="P1">user@user-thinkpad-l15:~$ -/ .bash_history</text:p>
      <text:p text:style-name="P1">bash: -/: No such file or directory</text:p>
      <text:p text:style-name="P1">user@user-thinkpad-l15:~$ ~-/ .bash_history</text:p>
      <text:p text:style-name="P1">bash: ~-/: No such file or directory</text:p>
      <text:p text:style-name="P1">user@user-thinkpad-l15:~$ ~/ .bash_history</text:p>
      <text:p text:style-name="P1">bash: /home/user/: Is a directory</text:p>
      <text:p text:style-name="P1">user@user-thinkpad-l15:~$ </text:p>
      <text:p text:style-name="P1">user@user-thinkpad-l15:~$ history</text:p>
      <text:p text:style-name="P1"><text:s text:c="4"/>1 <text:s/>chmod 755 ~/Desktop/computer-setup-master/install.sh &amp;&amp; ~/Desktop/computer-setup-master/install.sh</text:p>
      <text:p text:style-name="P1"><text:s text:c="4"/>2 <text:s/>sudo chmod 755 ~/Desktop/computer-setup-master/install.sh &amp;&amp; ~/Desktop/computer-setup-master/install.sh</text:p>
      <text:p text:style-name="P1"><text:s text:c="4"/>3 <text:s/>exit</text:p>
      <text:p text:style-name="P1"><text:s text:c="4"/>4 <text:s/>passwd</text:p>
      <text:p text:style-name="P1"><text:s text:c="4"/>5 <text:s/>sudo passwd dci-admin</text:p>
      <text:p text:style-name="P1"><text:s text:c="4"/>6 <text:s/>sudo dpkg -google-chrome_stable_current_amd64.deb</text:p>
      <text:p text:style-name="P1"><text:s text:c="4"/>7 <text:s/>sudo touch/etc/default/google-chrome</text:p>
      <text:p text:style-name="P1"><text:s text:c="4"/>8 <text:s/>wget https://dl.google.com/linux/direct/google-chrome-stable_current_amd64.deb</text:p>
      <text:p text:style-name="P1"><text:s text:c="4"/>9 <text:s/>sudo dpkg -i google-chrome-stable_current_amd64.deb</text:p>
      <text:p text:style-name="P1"><text:s text:c="3"/>10 <text:s/>sudo apt -f install</text:p>
      <text:p text:style-name="P1"><text:s text:c="3"/>11 <text:s/>ls</text:p>
      <text:p text:style-name="P1"><text:s text:c="3"/>12 <text:s/>ls/var</text:p>
      <text:p text:style-name="P1"><text:s text:c="3"/>13 <text:s/>ls /var</text:p>
      <text:p text:style-name="P1"><text:s text:c="3"/>14 <text:s/>pwd</text:p>
      <text:p text:style-name="P1"><text:s text:c="3"/>15 <text:s/>ls ..</text:p>
      <text:p text:style-name="P1"><text:s text:c="3"/>16 <text:s/>cd ..</text:p>
      <text:p text:style-name="P1"><text:s text:c="3"/>17 <text:s/>cd ~ Downloads</text:p>
      <text:p text:style-name="P1"><text:s text:c="3"/>18 <text:s/>here are the steps to upgrade google chrome:</text:p>
      <text:p text:style-name="P1"><text:soft-page-break/><text:s text:c="3"/>19 <text:s/>wget -q -O - https://dl-ssl.google.com/linux/linux_signing_key.pub | sudo apt-key add - </text:p>
      <text:p text:style-name="P1"><text:s text:c="3"/>20 <text:s/>sudo sh -c 'echo "deb http://dl.google.com/linux/chrome/deb/ stable main" &gt;&gt; /etc/apt/sources.list.d/google-chrome.list'</text:p>
      <text:p text:style-name="P1"><text:s text:c="3"/>21 <text:s/>wget -q -O - https://dl-ssl.google.com/linux/linux_signing_key.pub | sudo apt-key add - </text:p>
      <text:p text:style-name="P1"><text:s text:c="3"/>22 <text:s/>https://dl.google.com/linux/direct/google-chrome-stable_current_amd64.deb</text:p>
      <text:p text:style-name="P1"><text:s text:c="3"/>23 <text:s/>sudo dpkg -i google-chrome*.deb</text:p>
      <text:p text:style-name="P1"><text:s text:c="3"/>24 <text:s/>sudo apt-get install -f</text:p>
      <text:p text:style-name="P1"><text:s text:c="3"/>25 <text:s/>wget -q -O - https://dl-ssl.google.com/linux/linux_signing_key.pub | sudo apt-key add -</text:p>
      <text:p text:style-name="P1"><text:s text:c="3"/>26 <text:s/>sudo sh -c 'echo "deb http://dl.google.com/linux/chrome/deb/ stable main" &gt;&gt; /etc/apt/sources.list.d/google-chrome.list'</text:p>
      <text:p text:style-name="P1"><text:s text:c="3"/>27 <text:s/>sudo apt-get update </text:p>
      <text:p text:style-name="P1"><text:s text:c="3"/>28 <text:s/>sudo apt-get install google-chrome-stable</text:p>
      <text:p text:style-name="P1"><text:s text:c="3"/>29 <text:s/>ls</text:p>
      <text:p text:style-name="P1"><text:s text:c="3"/>30 <text:s/>cd Desktop</text:p>
      <text:p text:style-name="P1"><text:s text:c="3"/>31 <text:s/>mkdir DCI_Code</text:p>
      <text:p text:style-name="P1"><text:s text:c="3"/>32 <text:s/>cd DCI_Code</text:p>
      <text:p text:style-name="P1"><text:s text:c="3"/>33 <text:s/>ls</text:p>
      <text:p text:style-name="P1"><text:s text:c="3"/>34 <text:s/>mkdir test</text:p>
      <text:p text:style-name="P1"><text:s text:c="3"/>35 <text:s/>pwd</text:p>
      <text:p text:style-name="P1"><text:s text:c="3"/>36 <text:s/>touch plan.text</text:p>
      <text:p text:style-name="P1"><text:s text:c="3"/>37 <text:s/>ls</text:p>
      <text:p text:style-name="P1"><text:s text:c="3"/>38 <text:s/>ls -- help</text:p>
      <text:p text:style-name="P1"><text:s text:c="3"/>39 <text:s/>ls --help</text:p>
      <text:p text:style-name="P1"><text:s text:c="3"/>40 <text:s/>ls</text:p>
      <text:p text:style-name="P1"><text:s text:c="3"/>41 <text:s/>rm -r test</text:p>
      <text:p text:style-name="P1"><text:s text:c="3"/>42 <text:s/>ls</text:p>
      <text:p text:style-name="P1"><text:s text:c="3"/>43 <text:s/>cd Desktop</text:p>
      <text:p text:style-name="P1"><text:s text:c="3"/>44 <text:s/>sudo apt update</text:p>
      <text:p text:style-name="P1"><text:s text:c="3"/>45 <text:s/>sudo search neofetch</text:p>
      <text:p text:style-name="P1"><text:s text:c="3"/>46 <text:s/>sudo apt update</text:p>
      <text:p text:style-name="P1"><text:s text:c="3"/>47 <text:s/>sudo apt search neofetch</text:p>
      <text:p text:style-name="P1"><text:s text:c="3"/>48 <text:s/>sudo apt install neofetch</text:p>
      <text:p text:style-name="P1"><text:s text:c="3"/>49 <text:s/>neofetch</text:p>
      <text:p text:style-name="P1"><text:s text:c="3"/>50 <text:s/>sudo apt remove neofetch</text:p>
      <text:p text:style-name="P1"><text:s text:c="3"/>51 <text:s/>neofetch</text:p>
      <text:p text:style-name="P1"><text:s text:c="3"/>52 <text:s/>sudo apt autoremove</text:p>
      <text:p text:style-name="P1"><text:s text:c="3"/>53 <text:s/>ls</text:p>
      <text:p text:style-name="P1"><text:s text:c="3"/>54 <text:s/>cd..</text:p>
      <text:p text:style-name="P1"><text:s text:c="3"/>55 <text:s/>cd ..</text:p>
      <text:p text:style-name="P1"><text:s text:c="3"/>56 <text:s/>git</text:p>
      <text:p text:style-name="P1"><text:s text:c="3"/>57 <text:s/>mkdir git-intro</text:p>
      <text:p text:style-name="P1"><text:s text:c="3"/>58 <text:s/>cd git-intro</text:p>
      <text:p text:style-name="P1"><text:s text:c="3"/>59 <text:s/>git init</text:p>
      <text:p text:style-name="P1"><text:s text:c="3"/>60 <text:s/>ls - a</text:p>
      <text:p text:style-name="P1"><text:s text:c="3"/>61 <text:s/>ls -a</text:p>
      <text:p text:style-name="P1"><text:s text:c="3"/>62 <text:s/>touch hello.txt</text:p>
      <text:p text:style-name="P1"><text:s text:c="3"/>63 <text:s/>lsb_release -a</text:p>
      <text:p text:style-name="P1"><text:s text:c="3"/>64 <text:s/>rm -R test</text:p>
      <text:p text:style-name="P1"><text:s text:c="3"/>65 <text:s/>rm -Rtest</text:p>
      <text:p text:style-name="P1"><text:s text:c="3"/>66 <text:s/>rm -d test</text:p>
      <text:p text:style-name="P1"><text:s text:c="3"/>67 <text:s/>rm - d test-dir</text:p>
      <text:p text:style-name="P1"><text:s text:c="3"/>68 <text:s/>rmdir --help</text:p>
      <text:p text:style-name="P1"><text:soft-page-break/><text:s text:c="3"/>69 <text:s/>rm -i test</text:p>
      <text:p text:style-name="P1"><text:s text:c="3"/>70 <text:s/>rn -d dirtest</text:p>
      <text:p text:style-name="P1"><text:s text:c="3"/>71 <text:s/>rmdir dirtest</text:p>
      <text:p text:style-name="P1"><text:s text:c="3"/>72 <text:s/>rm -r dirtest</text:p>
      <text:p text:style-name="P1"><text:s text:c="3"/>73 <text:s/>rm test</text:p>
      <text:p text:style-name="P1"><text:s text:c="3"/>74 <text:s/>rm -R plan.text</text:p>
      <text:p text:style-name="P1"><text:s text:c="3"/>75 <text:s/>rm -R DCI_CODE</text:p>
      <text:p text:style-name="P1"><text:s text:c="3"/>76 <text:s/>rm -d DCI_Code</text:p>
      <text:p text:style-name="P1"><text:s text:c="3"/>77 <text:s/>rmdir DCI_Code</text:p>
      <text:p text:style-name="P1"><text:s text:c="3"/>78 <text:s/>rm - r DCI_Code</text:p>
      <text:p text:style-name="P1"><text:s text:c="3"/>79 <text:s/>unlink plan.text</text:p>
      <text:p text:style-name="P1"><text:s text:c="3"/>80 <text:s/>rm /home/user/Desktop/DCI_Code/test/plan.text</text:p>
      <text:p text:style-name="P1"><text:s text:c="3"/>81 <text:s/>rm /home/user/Desktop/DCI_Code</text:p>
      <text:p text:style-name="P1"><text:s text:c="3"/>82 <text:s/>y</text:p>
      <text:p text:style-name="P1"><text:s text:c="3"/>83 <text:s/>rm - d DCI_Code</text:p>
      <text:p text:style-name="P1"><text:s text:c="3"/>84 <text:s/>rmdir DCI_Code</text:p>
      <text:p text:style-name="P1"><text:s text:c="3"/>85 <text:s/>unlink DCI_Code</text:p>
      <text:p text:style-name="P1"><text:s text:c="3"/>86 <text:s/>rm DCI_Code test plan.text</text:p>
      <text:p text:style-name="P1"><text:s text:c="3"/>87 <text:s/>ls</text:p>
      <text:p text:style-name="P1"><text:s text:c="3"/>88 <text:s/>rm -rf /path/to/DCI_Code</text:p>
      <text:p text:style-name="P1"><text:s text:c="3"/>89 <text:s/>ls</text:p>
      <text:p text:style-name="P1"><text:s text:c="3"/>90 <text:s/>rm -rf /home/user/Desktop/DCI_Code</text:p>
      <text:p text:style-name="P1"><text:s text:c="3"/>91 <text:s/>rm-rf/home/user/Desktop/Jack stuff/Python/Pythoncourse.text</text:p>
      <text:p text:style-name="P1"><text:s text:c="3"/>92 <text:s/>rm - rf /home/user/Desktop/Jack stuff/Python/pythoncourse.txt</text:p>
      <text:p text:style-name="P1"><text:s text:c="3"/>93 <text:s/>rm - rf /home/user/Desktop/Jack stuff/{*pythoncourse.txt*}</text:p>
      <text:p text:style-name="P1"><text:s text:c="3"/>94 <text:s/>rm -rf /home/user/Desktop/Jack stuff/*</text:p>
      <text:p text:style-name="P1"><text:s text:c="3"/>95 <text:s/>rm-rf /home/user/Desktop/Jack stuff</text:p>
      <text:p text:style-name="P1"><text:s text:c="3"/>96 <text:s/>rm -rf /home/user/Desktop/Jack stuff</text:p>
      <text:p text:style-name="P1"><text:s text:c="3"/>97 <text:s/>rm -rf /home/user/Desktop/Jackstuff</text:p>
      <text:p text:style-name="P1"><text:s text:c="3"/>98 <text:s/>rm -rf /home/user/Desktop/Jack_Stuff</text:p>
      <text:p text:style-name="P1"><text:s text:c="3"/>99 <text:s/>Cheese</text:p>
      <text:p text:style-name="P1"><text:s text:c="2"/>100 <text:s/>Run Cheese</text:p>
      <text:p text:style-name="P1"><text:s text:c="2"/>101 <text:s/>#</text:p>
      <text:p text:style-name="P1"><text:s text:c="2"/>102 <text:s/>py</text:p>
      <text:p text:style-name="P1"><text:s text:c="2"/>103 <text:s/>python3</text:p>
      <text:p text:style-name="P1"><text:s text:c="2"/>104 <text:s/>sudo apt-get git python-pip make build-essential libssl-dev zlib1g-dev libbz2-dev libsqlite3-dev curl sudo pip install virtualenvwrapper</text:p>
      <text:p text:style-name="P1"><text:s text:c="2"/>105 <text:s/>sudo apt-get install git python3-pip make build-essential libssl-dev libbz2-dev libreadline-dev libsqlite3-dev curl </text:p>
      <text:p text:style-name="P1"><text:s text:c="2"/>106 <text:s/>sudo pip install virtualenvwrapper</text:p>
      <text:p text:style-name="P1"><text:s text:c="2"/>107 <text:s/>git clone https//github.com/yyuu/pyenv.git ~/.pyenv</text:p>
      <text:p text:style-name="P1"><text:s text:c="2"/>108 <text:s/>git clone https://github.com/yyuu/pyenv.git ~/.pyenv</text:p>
      <text:p text:style-name="P1"><text:s text:c="2"/>109 <text:s/>git clone https://github.com/pyenv/pyenv-virtualenvwrapper.git $(pyenv root)/plugins/pyenv-virtualenvwrapper</text:p>
      <text:p text:style-name="P1"><text:s text:c="2"/>110 <text:s/>git clone https://github.com/yyuu/pyenv-virtualenvwrapper.git ~/ .pyenv/plugins/pyenv-virtualenvwrapper</text:p>
      <text:p text:style-name="P1"><text:s text:c="2"/>111 <text:s/>echo 'export PYENV_ROOT= "$HOME/ .pyenv"'git clone https://github.com/pyenv/pyenv-virtualenvwrapper.git ~./.pyenv/plugins/pyenv-virtualenvwrapper</text:p>
      <text:p text:style-name="P1"><text:s text:c="2"/>112 <text:s/>git clone https://github.com/yyuu/pyenv-virtualenvwrapper.git ~/.pyenv/plugins/pyenv-virtualenvwrapper</text:p>
      <text:p text:style-name="P1"><text:s text:c="2"/>113 <text:s/>echo 'export PATH="$PYENV_ROOT/bin:$PATH"' &gt;&gt;~/.bashrc </text:p>
      <text:p text:style-name="P1"><text:s text:c="2"/>114 <text:s/>echo 'eval "$(pyenv init -)"' &gt;&gt;~/.bashrc </text:p>
      <text:p text:style-name="P1"><text:soft-page-break/><text:s text:c="2"/>115 <text:s/>echo 'pyenv virtualenvwrapper' &gt;&gt; ~/.bashrc </text:p>
      <text:p text:style-name="P1"><text:s text:c="2"/>116 <text:s/>test = """test"""</text:p>
      <text:p text:style-name="P1"><text:s text:c="2"/>117 <text:s/>'clear'</text:p>
      <text:p text:style-name="P1"><text:s text:c="2"/>118 <text:s/>test= " i am text"</text:p>
      <text:p text:style-name="P1"><text:s text:c="2"/>119 <text:s/>test = "i am text"</text:p>
      <text:p text:style-name="P1"><text:s text:c="2"/>120 <text:s/>test</text:p>
      <text:p text:style-name="P1"><text:s text:c="2"/>121 <text:s/>test = "xxcc"</text:p>
      <text:p text:style-name="P1"><text:s text:c="2"/>122 <text:s/>import sys</text:p>
      <text:p text:style-name="P1"><text:s text:c="2"/>123 <text:s/>python -V</text:p>
      <text:p text:style-name="P1"><text:s text:c="2"/>124 <text:s/>python3</text:p>
      <text:p text:style-name="P1"><text:s text:c="2"/>125 <text:s/>pyenv update</text:p>
      <text:p text:style-name="P1"><text:s text:c="2"/>126 <text:s/>sudo apt-get install git python3-pip make build-essential libssl-dev libbz2-dev libreadline-dev libsqlite3-dev curl </text:p>
      <text:p text:style-name="P1"><text:s text:c="2"/>127 <text:s/>git clone https://github.com/pyenv/pyenv.git ~/.pyenv</text:p>
      <text:p text:style-name="P1"><text:s text:c="2"/>128 <text:s/>$ echo 'export PYENV_ROOT="$HOME/.pyenv"' &gt;&gt; ~/.bashrc</text:p>
      <text:p text:style-name="P1"><text:s text:c="2"/>129 <text:s/>python3</text:p>
      <text:p text:style-name="P1"><text:s text:c="2"/>130 <text:s/>python -V</text:p>
      <text:p text:style-name="P1"><text:s text:c="2"/>131 <text:s/>python --version</text:p>
      <text:p text:style-name="P1"><text:s text:c="2"/>132 <text:s/>Python -V</text:p>
      <text:p text:style-name="P1"><text:s text:c="2"/>133 <text:s/>python3</text:p>
      <text:p text:style-name="P1"><text:s text:c="2"/>134 <text:s/>python3 -version</text:p>
      <text:p text:style-name="P1"><text:s text:c="2"/>135 <text:s/>Python3 -version</text:p>
      <text:p text:style-name="P1"><text:s text:c="2"/>136 <text:s/>python --version</text:p>
      <text:p text:style-name="P1"><text:s text:c="2"/>137 <text:s/>python3 -V</text:p>
      <text:p text:style-name="P1"><text:s text:c="2"/>138 <text:s/>python3</text:p>
      <text:p text:style-name="P1"><text:s text:c="2"/>139 <text:s/>$ sudo apt-get install curl</text:p>
      <text:p text:style-name="P1"><text:s text:c="2"/>140 <text:s/>sudo apt-get install curl</text:p>
      <text:p text:style-name="P1"><text:s text:c="2"/>141 <text:s/>export PATH="~/.pyenv/bin:$PATH"</text:p>
      <text:p text:style-name="P1"><text:s text:c="2"/>142 <text:s/>eval "$(pyenv init -)"</text:p>
      <text:p text:style-name="P1"><text:s text:c="2"/>143 <text:s/>eval "$(pyenv virtualenv-init -)"</text:p>
      <text:p text:style-name="P1"><text:s text:c="2"/>144 <text:s/>source ~/.bashrc</text:p>
      <text:p text:style-name="P1"><text:s text:c="2"/>145 <text:s/>sudo -H pip install -U pipenv</text:p>
      <text:p text:style-name="P1"><text:s text:c="2"/>146 <text:s/>sudo pip install pipenv</text:p>
      <text:p text:style-name="P1"><text:s text:c="2"/>147 <text:s/>pyenv versions</text:p>
      <text:p text:style-name="P1"><text:s text:c="2"/>148 <text:s/>git clone https://github.com/pyenv/pyenv.git ~/.pyenv</text:p>
      <text:p text:style-name="P1"><text:s text:c="2"/>149 <text:s/>echo 'export PYENV_ROOT="$HOME/.pyenv"' &gt;&gt; ~/.bash_profile</text:p>
      <text:p text:style-name="P1"><text:s text:c="2"/>150 <text:s/>echo 'export PATH="$PYENV_ROOT/bin:$PATH"' &gt;&gt; ~/.bash_profile </text:p>
      <text:p text:style-name="P1"><text:s text:c="2"/>151 <text:s/>exec "$SHELL"</text:p>
      <text:p text:style-name="P1"><text:s text:c="2"/>152 <text:s/>python3</text:p>
      <text:p text:style-name="P1"><text:s text:c="2"/>153 <text:s/>printenv &gt; /tmp/tmp-16868bMTnsdhphhk5txt</text:p>
      <text:p text:style-name="P1"><text:s text:c="2"/>154 <text:s/>/bin/python3 "/home/user/Documents/Exercises_python/Exercise 1"</text:p>
      <text:p text:style-name="P1"><text:s text:c="2"/>155 <text:s/>python3</text:p>
      <text:p text:style-name="P1"><text:s text:c="2"/>156 <text:s/>/bin/python3 "/home/user/Documents/Exercises_python/Exercise 1"</text:p>
      <text:p text:style-name="P1"><text:s text:c="2"/>157 <text:s/>First three characters:</text:p>
      <text:p text:style-name="P1"><text:s text:c="2"/>158 <text:s/>/bin/python3 "/home/user/Documents/Exercises_python/Exercise 1"</text:p>
      <text:p text:style-name="P1"><text:s text:c="2"/>159 <text:s/>/bin/python3 "/home/user/Documents/Exercises_python/Task 7.py"</text:p>
      <text:p text:style-name="P1"><text:s text:c="2"/>160 <text:s/>/bin/python3 "/home/user/Documents/Exercises_python/Exercise 1"</text:p>
      <text:p text:style-name="P1"><text:s text:c="2"/>161 <text:s/>/bin/python3 "/home/user/Documents/Exercises_python/Task 7.py"</text:p>
      <text:p text:style-name="P1"><text:s text:c="2"/>162 <text:s/>-r</text:p>
      <text:p text:style-name="P1"><text:s text:c="2"/>163 <text:s/>-/ .bash_history</text:p>
      <text:p text:style-name="P1"><text:s text:c="2"/>164 <text:s/>~-/ .bash_history</text:p>
      <text:p text:style-name="P1"><text:s text:c="2"/>165 <text:s/>~/ .bash_history</text:p>
      <text:p text:style-name="P1"><text:soft-page-break/><text:s text:c="2"/>166 <text:s/>history <text:s/>rm - d DCI_Code</text:p>
      <text:p text:style-name="Standard"><text:s text:c="3"/>84 <text:s/>rmdir DCI_Code</text:p>
      <text:p text:style-name="Standard"><text:s text:c="3"/>85 <text:s/>unlink DCI_Code</text:p>
      <text:p text:style-name="Standard"><text:s text:c="3"/>86 <text:s/>rm DCI_Code test plan.text</text:p>
      <text:p text:style-name="Standard"><text:s text:c="3"/>87 <text:s/>ls</text:p>
      <text:p text:style-name="Standard"><text:s text:c="3"/>88 <text:s/>rm -rf /path/to/DCI_Code</text:p>
      <text:p text:style-name="Standard"><text:s text:c="3"/>89 <text:s/>ls</text:p>
      <text:p text:style-name="Standard"><text:s text:c="3"/>90 <text:s/>rm -rf /home/user/Desktop/DCI_Code</text:p>
      <text:p text:style-name="Standard"><text:s text:c="3"/>91 <text:s/>rm-rf/home/user/Desktop/Jack stuff/Python/Pythoncourse.text</text:p>
      <text:p text:style-name="Standard"><text:s text:c="3"/>92 <text:s/>rm - rf /home/user/Desktop/Jack stuff/Python/pythoncourse.txt</text:p>
      <text:p text:style-name="Standard"><text:s text:c="3"/>93 <text:s/>rm - rf /home/user/Desktop/Jack stuff/{*pythoncourse.txt*}</text:p>
      <text:p text:style-name="Standard"><text:s text:c="3"/>94 <text:s/>rm -rf /home/user/Desktop/Jack stuff/*</text:p>
      <text:p text:style-name="Standard"><text:s text:c="3"/>95 <text:s/>rm-rf /home/user/Desktop/Jack stuff</text:p>
      <text:p text:style-name="Standard"><text:s text:c="3"/>96 <text:s/>rm -rf /home/user/Desktop/Jack stuff</text:p>
      <text:p text:style-name="Standard"><text:s text:c="3"/>97 <text:s/>rm -rf /home/user/Desktop/Jackstuff</text:p>
      <text:p text:style-name="Standard"><text:s text:c="3"/>98 <text:s/>rm -rf /home/user/Desktop/Jack_Stuff</text:p>
      <text:p text:style-name="Standard"><text:s text:c="3"/>99 <text:s/>Cheese</text:p>
      <text:p text:style-name="Standard"><text:s text:c="2"/>100 <text:s/>Run Cheese</text:p>
      <text:p text:style-name="Standard"><text:s text:c="2"/>101 <text:s/>#</text:p>
      <text:p text:style-name="Standard"><text:s text:c="2"/>102 <text:s/>py</text:p>
      <text:p text:style-name="Standard"><text:s text:c="2"/>103 <text:s/>python3</text:p>
      <text:p text:style-name="Standard"><text:s text:c="2"/>104 <text:s/>sudo apt-get git python-pip make build-essential libssl-dev zlib1g-dev libbz2-dev libsqlite3-dev curl sudo pip install virtualenvwrapper</text:p>
      <text:p text:style-name="Standard"><text:s text:c="2"/>105 <text:s/>sudo apt-get install git python3-pip make build-essential libssl-dev libbz2-dev libreadline-dev libsqlite3-dev curl </text:p>
      <text:p text:style-name="Standard"><text:s text:c="2"/>106 <text:s/>sudo pip install virtualenvwrapper</text:p>
      <text:p text:style-name="Standard"><text:s text:c="2"/>107 <text:s/>git clone https//github.com/yyuu/pyenv.git ~/.pyenv</text:p>
      <text:p text:style-name="Standard"><text:s text:c="2"/>108 <text:s/>git clone https://github.com/yyuu/pyenv.git ~/.pyenv</text:p>
      <text:p text:style-name="Standard"><text:s text:c="2"/>109 <text:s/>git clone https://github.com/pyenv/pyenv-virtualenvwrapper.git $(pyenv root)/plugins/pyenv-virtualenvwrapper</text:p>
      <text:p text:style-name="Standard"><text:s text:c="2"/>110 <text:s/>git clone https://github.com/yyuu/pyenv-virtualenvwrapper.git ~/ .pyenv/plugins/pyenv-virtualenvwrapper</text:p>
      <text:p text:style-name="Standard"><text:s text:c="2"/>111 <text:s/>echo 'export PYENV_ROOT= "$HOME/ .pyenv"'git clone https://github.com/pyenv/pyenv-virtualenvwrapper.git ~./.pyenv/plugins/pyenv-virtualenvwrapper</text:p>
      <text:p text:style-name="Standard"><text:s text:c="2"/>112 <text:s/>git clone https://github.com/yyuu/pyenv-virtualenvwrapper.git ~/.pyenv/plugins/pyenv-virtualenvwrapper</text:p>
      <text:p text:style-name="Standard"><text:s text:c="2"/>113 <text:s/>echo 'export PATH="$PYENV_ROOT/bin:$PATH"' &gt;&gt;~/.bashrc </text:p>
      <text:p text:style-name="Standard"><text:s text:c="2"/>114 <text:s/>echo 'eval "$(pyenv init -)"' &gt;&gt;~/.bashrc </text:p>
      <text:p text:style-name="Standard"><text:s text:c="2"/>115 <text:s/>echo 'pyenv virtualenvwrapper' &gt;&gt; ~/.bashrc </text:p>
      <text:p text:style-name="Standard"><text:s text:c="2"/>116 <text:s/>test = """test"""</text:p>
      <text:p text:style-name="Standard"><text:s text:c="2"/>117 <text:s/>'clear'</text:p>
      <text:p text:style-name="Standard"><text:s text:c="2"/>118 <text:s/>test= " i am text"</text:p>
      <text:p text:style-name="Standard"><text:s text:c="2"/>119 <text:s/>test = "i am text"</text:p>
      <text:p text:style-name="Standard"><text:s text:c="2"/>120 <text:s/>test</text:p>
      <text:p text:style-name="Standard"><text:s text:c="2"/>121 <text:s/>test = "xxcc"</text:p>
      <text:p text:style-name="Standard"><text:s text:c="2"/>122 <text:s/>import sys</text:p>
      <text:p text:style-name="Standard"><text:s text:c="2"/>123 <text:s/>python -V</text:p>
      <text:p text:style-name="Standard"><text:s text:c="2"/>124 <text:s/>python3</text:p>
      <text:p text:style-name="Standard"><text:s text:c="2"/>125 <text:s/>pyenv update</text:p>
      <text:p text:style-name="Standard"><text:s text:c="2"/>126 <text:s/>sudo apt-get install git python3-pip make build-essential libssl-dev libbz2-dev libreadline-dev libsqlite3-dev curl </text:p>
      <text:p text:style-name="Standard"><text:s text:c="2"/>127 <text:s/>git clone https://github.com/pyenv/pyenv.git ~/.pyenv</text:p>
      <text:p text:style-name="Standard"><text:soft-page-break/><text:s text:c="2"/>128 <text:s/>$ echo 'export PYENV_ROOT="$HOME/.pyenv"' &gt;&gt; ~/.bashrc</text:p>
      <text:p text:style-name="Standard"><text:s text:c="2"/>129 <text:s/>python3</text:p>
      <text:p text:style-name="Standard"><text:s text:c="2"/>130 <text:s/>python -V</text:p>
      <text:p text:style-name="Standard"><text:s text:c="2"/>131 <text:s/>python --version</text:p>
      <text:p text:style-name="Standard"><text:s text:c="2"/>132 <text:s/>Python -V</text:p>
      <text:p text:style-name="Standard"><text:s text:c="2"/>133 <text:s/>python3</text:p>
      <text:p text:style-name="Standard"><text:s text:c="2"/>134 <text:s/>python3 -version</text:p>
      <text:p text:style-name="Standard"><text:s text:c="2"/>135 <text:s/>Python3 -version</text:p>
      <text:p text:style-name="Standard"><text:s text:c="2"/>136 <text:s/>python --version</text:p>
      <text:p text:style-name="Standard"><text:s text:c="2"/>137 <text:s/>python3 -V</text:p>
      <text:p text:style-name="Standard"><text:s text:c="2"/>138 <text:s/>python3</text:p>
      <text:p text:style-name="Standard"><text:s text:c="2"/>139 <text:s/>$ sudo apt-get install curl</text:p>
      <text:p text:style-name="Standard"><text:s text:c="2"/>140 <text:s/>sudo apt-get install curl</text:p>
      <text:p text:style-name="Standard"><text:s text:c="2"/>141 <text:s/>export PATH="~/.pyenv/bin:$PATH"</text:p>
      <text:p text:style-name="Standard"><text:s text:c="2"/>142 <text:s/>eval "$(pyenv init -)"</text:p>
      <text:p text:style-name="Standard"><text:s text:c="2"/>143 <text:s/>eval "$(pyenv virtualenv-init -)"</text:p>
      <text:p text:style-name="Standard"><text:s text:c="2"/>144 <text:s/>source ~/.bashrc</text:p>
      <text:p text:style-name="Standard"><text:s text:c="2"/>145 <text:s/>sudo -H pip install -U pipenv</text:p>
      <text:p text:style-name="Standard"><text:s text:c="2"/>146 <text:s/>sudo pip install pipenv</text:p>
      <text:p text:style-name="Standard"><text:s text:c="2"/>147 <text:s/>pyenv versions</text:p>
      <text:p text:style-name="Standard"><text:s text:c="2"/>148 <text:s/>git clone https://github.com/pyenv/pyenv.git ~/.pyenv</text:p>
      <text:p text:style-name="Standard"><text:s text:c="2"/>149 <text:s/>echo 'export PYENV_ROOT="$HOME/.pyenv"' &gt;&gt; ~/.bash_profile</text:p>
      <text:p text:style-name="Standard"><text:s text:c="2"/>150 <text:s/>echo 'export PATH="$PYENV_ROOT/bin:$PATH"' &gt;&gt; ~/.bash_profile </text:p>
      <text:p text:style-name="Standard"><text:s text:c="2"/>151 <text:s/>exec "$SHELL"</text:p>
      <text:p text:style-name="Standard"><text:s text:c="2"/>152 <text:s/>python3</text:p>
      <text:p text:style-name="Standard"><text:s text:c="2"/>153 <text:s/>printenv &gt; /tmp/tmp-16868bMTnsdhphhk5txt</text:p>
      <text:p text:style-name="Standard"><text:s text:c="2"/>154 <text:s/>/bin/python3 "/home/user/Documents/Exercises_python/Exercise 1"</text:p>
      <text:p text:style-name="Standard"><text:s text:c="2"/>155 <text:s/>python3</text:p>
      <text:p text:style-name="Standard"><text:s text:c="2"/>156 <text:s/>/bin/python3 "/home/user/Documents/Exercises_python/Exercise 1"</text:p>
      <text:p text:style-name="Standard"><text:s text:c="2"/>157 <text:s/>First three characters:</text:p>
      <text:p text:style-name="Standard"><text:s text:c="2"/>158 <text:s/>/bin/python3 "/home/user/Documents/Exercises_python/Exercise 1"</text:p>
      <text:p text:style-name="Standard"><text:s text:c="2"/>159 <text:s/>/bin/python3 "/home/user/Documents/Exercises_python/Task 7.py"</text:p>
      <text:p text:style-name="Standard"><text:s text:c="2"/>160 <text:s/>/bin/python3 "/home/user/Documents/Exercises_python/Exercise 1"</text:p>
      <text:p text:style-name="Standard"><text:s text:c="2"/>161 <text:s/>/bin/python3 "/home/user/Documents/Exercises_python/Task 7.py"</text:p>
      <text:p text:style-name="Standard"><text:s text:c="2"/>162 <text:s/>-r</text:p>
      <text:p text:style-name="Standard"><text:s text:c="2"/>163 <text:s/>-/ .bash_history</text:p>
      <text:p text:style-name="Standard"><text:s text:c="2"/>164 <text:s/>~-/ .bash_history</text:p>
      <text:p text:style-name="Standard"><text:s text:c="2"/>165 <text:s/>~/ .bash_history</text:p>
      <text:p text:style-name="Standard"><text:s text:c="2"/>166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23:45:08.408074348</meta:creation-date>
    <dc:date>2022-07-22T23:45:54.554796150</dc:date>
    <meta:editing-duration>PT46S</meta:editing-duration>
    <meta:editing-cycles>1</meta:editing-cycles>
    <meta:document-statistic meta:table-count="0" meta:image-count="0" meta:object-count="0" meta:page-count="8" meta:paragraph-count="367" meta:word-count="1547" meta:character-count="13290" meta:non-whitespace-character-count="10870"/>
    <meta:generator>LibreOffice/6.4.7.2$Linux_X86_64 LibreOffice_project/40$Build-2</meta:generator>
  </office:meta>
</office:document-meta>
</file>